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justify" style:justify-single-word="false"/>
      <style:text-properties style:font-name="Times New Roman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weight="normal" style:font-weight-asian="bold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text-underline-style="none"/>
    </style:style>
    <style:style style:name="T1" style:family="text">
      <style:text-properties fo:language="it" fo:country="IT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solid" style:text-underline-width="auto" style:text-underline-color="font-color" fo:font-weight="bold"/>
    </style:style>
    <style:style style:name="T4" style:family="text">
      <style:text-properties style:text-line-through-style="none" style:font-name="Times New Roman" style:text-underline-style="none" fo:font-weight="bold" style:text-blinking="false"/>
    </style:style>
    <style:style style:name="T5" style:family="text">
      <style:text-properties style:text-line-through-style="none" style:font-name="Times New Roman" style:text-underline-style="none" style:text-blinking="false"/>
    </style:style>
    <style:style style:name="T6" style:family="text">
      <style:text-properties style:font-name="Times New Roman" fo:language="it" fo:country="IT"/>
    </style:style>
    <style:style style:name="T7" style:family="text">
      <style:text-properties style:font-name="Times New Roman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bold" style:font-weight-complex="normal"/>
    </style:style>
    <style:style style:name="T13" style:family="text">
      <style:text-properties fo:language="it" fo:country="IT" fo:font-weight="normal" style:font-weight-asian="bold" style:font-weight-complex="normal"/>
    </style:style>
    <style:style style:name="T14" style:family="text">
      <style:text-properties style:text-underline-style="solid" style:text-underline-width="auto" style:text-underline-color="font-color" fo:font-weight="bold"/>
    </style:style>
    <style:style style:name="T15" style:family="text">
      <style:text-properties style:text-line-through-style="none" style:text-underline-style="none" fo:font-weight="bold" style:text-blinking="false"/>
    </style:style>
    <style:style style:name="T16" style:family="text">
      <style:text-properties style:text-line-through-style="none" style:text-underline-style="none" style:text-blinking="false"/>
    </style:style>
    <style:style style:name="T17" style:family="text">
      <style:text-properties fo:language="it" fo:country="IT" fo:font-weight="normal" style:font-weight-asian="normal" style:font-weight-complex="normal"/>
    </style:style>
    <style:style style:name="T18" style:family="text">
      <style:text-properties fo:font-weight="bol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Istruzioni di ins<text:span text:style-name="T1">tallazione</text:span></text:h>
      <text:p text:style-name="P2">Per prima cosa occorre scaricare l'installer più recente. Chiudere tutti i programmi aperti (in par<text:span text:style-name="T1">ticolare Outlook e lo stesso ClamWin),</text:span> quindi fare doppio click sul file appena scaricato per lanciare il programma di setup. Se è già installata una copia di ClamWin sul computer, è possibile aggiornarla semplicemente lanciando l'installazione di una nuova versione, avendo cura di sovrascrivere quella preesistente. </text:p>
      <text:p text:style-name="P3"><text:span text:style-name="T2">Dopo aver cliccato su </text:span><text:span text:style-name="T3">N</text:span><text:span text:style-name="T4">ext</text:span><text:span text:style-name="T5"> nella schermata iniziale, verranno visualizzati i termini della licenza d'uso. Questo programma è rilasciato sotto la </text:span><text:span text:style-name="T2">GNU General Public License (GPL) ed è perciò necessario accettare i termini di questa licenza per usare il programma. Il software di installazione copierà anche file binari pro</text:span><text:span text:style-name="T6">venienti dai progetti </text:span><text:span text:style-name="T2">Clam Anti-Virus (</text:span><text:a xlink:type="simple" xlink:href="http://www.clamav.net/" office:name="Clam Anti-Virus home page" office:target-frame-name="_top" xlink:show="replace"><text:span text:style-name="T7">www.clamav.net</text:span></text:a><text:span text:style-name="T2">), anch'essi distribuiti sotto la GNU General Public License. </text:span></text:p>
      <text:p text:style-name="P2">In seguito verrà chiesto di indicare la cartella in cui si vuole installare ClamWin. L'opzione predefinita è scelta in maniera oculata e bisognerebbe cambiarla solo nel caso vi sia una ragione particolare. </text:p>
      <text:p text:style-name="P2">Il programma di setup, quindi, richiederà quali componenti del programma devono essere installati. </text:p>
      <text:p text:style-name="P2">Due elementi (ClamAV Files e ClamWin Files) sono di colore grigio e non possono essere deselezionati. Questo è dovuto al fatto che sono componenti essenziali al fine del corretto funzionamento del programma. Le altre opzioni sono le seguenti: </text:p>
      <text:p text:style-name="P2"><text:span text:style-name="T8">Integration with Windows Explorer </text:span><text:span text:style-name="T9">(Integrazione con Windows Explorer)</text:span>: Se questa opzione è selezionata, verrà aggiunta una voce extra al menu contestuale di Windows Explorer (visualizzabile cliccando col tasto destro su un qualsiasi oggetto), permettendo così di effettuare la scansione di file e cartelle in maniera facile e veloce. </text:p>
      <text:p text:style-name="P4"><text:span text:style-name="T8">Integration with Microsoft Outlook </text:span><text:span text:style-name="T10">(Integrazione con Microsoft Outlook)</text:span>: Se questa opzione è selezionata verrà installato un add-in per Outlook, che si occuperà di effettuare un controllo virus automatico su tutte le e-mail in entrata ed in uscita. N.B.: Questa opzione comparirà solamente se Microsoft Outlook (non Outlook Express) è installato sul computer. </text:p>
      <text:p text:style-name="P2"><text:span text:style-name="T11">International Help Files </text:span><text:span text:style-name="T9">(File della Guida Internazionali)</text:span><text:span text:style-name="T12">: Questa sezione presenta sottosezioni per le diverse lingue. Sebbene ClamWin non sia ancora disponibile in versioni localizzate, i membri della community hanno fornito traduzioni dei file di help e/o del manuale d'uso; selezionando le lingue des</text:span><text:span text:style-name="T13">iderate</text:span><text:span text:style-name="T12"> verranno ins</text:span><text:span text:style-name="T13">tallati i corrispondenti manuali tradotti</text:span>.</text:p>
      <text:p text:style-name="P5"><text:span text:style-name="T8">Download Source Code </text:span>(Scarica Codice Sorgente): Se questa opzione è selezionata, il codice sorgente del programma verrà scaricato automaticamente da internet. Tale codice non è necessario ai fini di un'installazione standard, ma potrebbe essere utile o interessante per i programmatori. </text:p>
      <text:p text:style-name="P5">Nel passo successivo il pro<text:span text:style-name="T1">gramma richiederà di specificare in quale cartella del menu avvio</text:span> devono essere posizionate le icone di ClamWin. Per default viene creata una nuova cartella di nome <text:span text:style-name="T8">ClamWin Antivirus</text:span> e le icone sono piazzate al suo int<text:span text:style-name="T1">erno</text:span>. </text:p>
      <text:p text:style-name="P5">Nella schermata seguente è possibile decidere se scaricare i files con<text:span text:style-name="T1">tenenti il database dei virus una volta ultimata la procedura di installazione</text:span>. E' buona norma aggiornare il database dei virus il prima possibile. Inoltre, sempre in questa schermata, l'u<text:span text:style-name="T1">tente può </text:span>creare un collegamento sul desktop. </text:p>
      <text:p text:style-name="P5">L'ultima videata mostra un riepilogo delle opzioni di installazione che sono state selezionate; per installare ClamWin con le suddette opzioni basta cliccare <text:span text:style-name="T14">I</text:span><text:span text:style-name="T15">nstall</text:span><text:span text:style-name="T16">. Viceversa, per tornare indietro ed effettuare modifiche, cliccare </text:span><text:span text:style-name="T15">&lt; </text:span><text:span text:style-name="T14">B</text:span><text:span text:style-name="T15">ack</text:span><text:span text:style-name="T16">.</text:span> </text:p>
      <text:p text:style-name="P6"><text:span text:style-name="T9">Se è stata sel</text:span><text:span text:style-name="T17">ezionata l'opzione</text:span><text:span text:style-name="T9"> </text:span><text:span text:style-name="T18">Download Source Code</text:span><text:span text:style-name="T9"> o </text:span><text:span text:style-name="T18">Download Virus Database Files </text:span><text:span text:style-name="T9">(Scarica il Database dei Virus), le operazioni relative saranno compiute una volta terminata l'installazione del programma. Ovviamente il computer deve disporre di una connessione ad internet attiv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Budts</meta:initial-creator>
    <meta:creation-date>2006-08-02T18:29:04</meta:creation-date>
    <dc:creator>Peter Budts</dc:creator>
    <dc:date>2006-08-02T18:30:21</dc:date>
    <dc:language>nl-BE</dc:language>
    <meta:editing-cycles>2</meta:editing-cycles>
    <meta:editing-duration>PT1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4" meta:word-count="558" meta:character-count="3857"/>
  </office:meta>
</office:document-meta>
</file>